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3cm" draw:marker-start-width="0.487cm" draw:marker-end-width="0.487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52cm" svg:height="8.16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733cm" svg:height="1.017cm" svg:x="2.271cm" svg:y="7.583cm">
          <draw:text-box>
            <text:p>Scanner</text:p>
          </draw:text-box>
        </draw:frame>
        <draw:custom-shape draw:style-name="gr3" draw:text-style-name="P1" draw:layer="layout" svg:width="5.292cm" svg:height="1.396cm" svg:x="2.312cm" svg:y="1.458cm">
          <text:p text:style-name="P1">File to be scann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17cm" svg:height="2.812cm" svg:x="2.333cm" svg:y="3.1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21cm" svg:height="1.375cm" svg:x="2.333cm" svg:y="3.146cm">
          <text:p text:style-name="P1"/>
          <draw:enhanced-geometry svg:viewBox="0 0 21600 21600" draw:type="rectangle" draw:enhanced-path="M 0 0 L 21600 0 21600 21600 0 21600 0 0 Z N"/>
        </draw:custom-shape>
        <draw:frame draw:style-name="gr2" draw:layer="layout" svg:width="3.787cm" svg:height="1.017cm" svg:x="2.271cm" svg:y="4.833cm">
          <draw:text-box>
            <text:p>std::istream</text:p>
          </draw:text-box>
        </draw:frame>
        <draw:custom-shape draw:style-name="gr4" draw:text-style-name="P1" draw:layer="layout" svg:width="9.292cm" svg:height="5.5cm" svg:x="2.333cm" svg:y="3.1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436cm" svg:height="4.312cm" svg:x="2.334cm" svg:y="3.1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007cm" svg:height="1.017cm" svg:x="2.271cm" svg:y="6.438cm">
          <draw:text-box>
            <text:p>ScannerBase</text:p>
          </draw:text-box>
        </draw:frame>
        <draw:line draw:style-name="gr6" draw:text-style-name="P1" draw:layer="layout" svg:x1="5cm" svg:y1="2.646cm" svg:x2="4.979cm" svg:y2="3.792cm">
          <text:p/>
        </draw:line>
        <draw:frame draw:style-name="gr2" draw:layer="layout" svg:width="5.612cm" svg:height="1.017cm" svg:x="2.271cm" svg:y="3.625cm">
          <draw:text-box>
            <text:p>ScannerStreambuf</text:p>
          </draw:text-box>
        </draw:frame>
        <draw:line draw:style-name="gr6" draw:text-style-name="P1" draw:layer="layout" svg:x1="5cm" svg:y1="4.437cm" svg:x2="5cm" svg:y2="5.062cm">
          <text:p/>
        </draw:line>
        <draw:line draw:style-name="gr6" draw:text-style-name="P1" draw:layer="layout" svg:x1="5.02cm" svg:y1="5.646cm" svg:x2="5.02cm" svg:y2="6.625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1M5S</meta:editing-duration>
    <meta:editing-cycles>7</meta:editing-cycles>
    <dc:date>2013-12-09T15:26:35.242515325</dc:date>
    <meta:generator>LibreOffice/4.1.3.2$Linux_x86 LibreOffice_project/410m0$Build-2</meta:generator>
    <meta:document-statistic meta:object-count="36"/>
  </office:meta>
</office:document-meta>
</file>